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2:.C3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3:.C4])" office:value-type="float" office:value="-2.16666666666667" calcext:value-type="float">
            <text:p>-2.16666666666667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4:.C5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5:.C6])" office:value-type="float" office:value="1.16666666666667" calcext:value-type="float">
            <text:p>1.16666666666667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6:.C7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7:.C8])" office:value-type="float" office:value="0.5" calcext:value-type="float">
            <text:p>0.5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8:.C9])" office:value-type="float" office:value="2.66666666666667" calcext:value-type="float">
            <text:p>2.6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9:.C10])" office:value-type="float" office:value="0.5" calcext:value-type="float">
            <text:p>0.5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10:.C11])" office:value-type="float" office:value="-1.16666666666667" calcext:value-type="float">
            <text:p>-1.1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1:.C12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2:.C13])" office:value-type="float" office:value="-1.83333333333333" calcext:value-type="float">
            <text:p>-1.8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13:.C14])" office:value-type="float" office:value="-0.833333333333333" calcext:value-type="float">
            <text:p>-0.833333333333333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4:.C15])" office:value-type="float" office:value="-0.833333333333333" calcext:value-type="float">
            <text:p>-0.8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5:.C16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6:.C17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17:.C18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8:.C19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19:.C20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20:.C21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21:.C22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22:.C23])" office:value-type="float" office:value="-1.5" calcext:value-type="float">
            <text:p>-1.5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23:.C24])" office:value-type="float" office:value="-2.16666666666667" calcext:value-type="float">
            <text:p>-2.1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24:.C25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25:.C26])" office:value-type="float" office:value="7.16666666666667" calcext:value-type="float">
            <text:p>7.16666666666667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26:.C27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27:.C28])" office:value-type="float" office:value="-1.5" calcext:value-type="float">
            <text:p>-1.5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28:.C29])" office:value-type="float" office:value="-2.5" calcext:value-type="float">
            <text:p>-2.5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29:.C30])" office:value-type="float" office:value="0.5" calcext:value-type="float">
            <text:p>0.5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30:.C31])" office:value-type="float" office:value="3" calcext:value-type="float">
            <text:p>3</text:p>
          </table:table-cell>
        </table:table-row>
        <table:table-row table:style-name="ro1"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31:.C32])" office:value-type="float" office:value="0.833333333333333" calcext:value-type="float">
            <text:p>0.833333333333333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32:.C33])" office:value-type="float" office:value="0.166666666666667" calcext:value-type="float">
            <text:p>0.16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33:.C34])" office:value-type="float" office:value="-2" calcext:value-type="float">
            <text:p>-2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34:.C35])" office:value-type="float" office:value="-3.5" calcext:value-type="float">
            <text:p>-3.5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35:.C36])" office:value-type="float" office:value="-3.16666666666667" calcext:value-type="float">
            <text:p>-3.16666666666667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36:.C37])" office:value-type="float" office:value="-3.16666666666667" calcext:value-type="float">
            <text:p>-3.1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37:.C38])" office:value-type="float" office:value="2.5" calcext:value-type="float">
            <text:p>2.5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38:.C39])" office:value-type="float" office:value="5" calcext:value-type="float">
            <text:p>5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39:.C40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40:.C41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41:.C42])" office:value-type="float" office:value="-3.16666666666667" calcext:value-type="float">
            <text:p>-3.1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42:.C43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43:.C44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44:.C45])" office:value-type="float" office:value="-2.83333333333333" calcext:value-type="float">
            <text:p>-2.8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45:.C46])" office:value-type="float" office:value="-0.666666666666667" calcext:value-type="float">
            <text:p>-0.6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46:.C47])" office:value-type="float" office:value="-3.16666666666667" calcext:value-type="float">
            <text:p>-3.1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47:.C48])" office:value-type="float" office:value="-0.833333333333333" calcext:value-type="float">
            <text:p>-0.833333333333333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48:.C49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49:.C50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50:.C51])" office:value-type="float" office:value="-0.166666666666667" calcext:value-type="float">
            <text:p>-0.1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51:.C52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52:.C53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53:.C54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54:.C55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55:.C56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56:.C57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57:.C58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58:.C59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59:.C60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AVERAGE([.A60:.C61])" office:value-type="float" office:value="-1.16666666666667" calcext:value-type="float">
            <text:p>-1.1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61:.C62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62:.C63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63:.C64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64:.C65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65:.C66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66:.C67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67:.C68])" office:value-type="float" office:value="-3.66666666666667" calcext:value-type="float">
            <text:p>-3.66666666666667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68:.C69])" office:value-type="float" office:value="-5.33333333333333" calcext:value-type="float">
            <text:p>-5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69:.C70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70:.C71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71:.C72])" office:value-type="float" office:value="-1.5" calcext:value-type="float">
            <text:p>-1.5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72:.C73])" office:value-type="float" office:value="2.16666666666667" calcext:value-type="float">
            <text:p>2.16666666666667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73:.C74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74:.C75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75:.C76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76:.C77])" office:value-type="float" office:value="-3.16666666666667" calcext:value-type="float">
            <text:p>-3.16666666666667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AVERAGE([.A77:.C78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78:.C79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79:.C80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80:.C81])" office:value-type="float" office:value="-1.83333333333333" calcext:value-type="float">
            <text:p>-1.83333333333333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AVERAGE([.A81:.C82])" office:value-type="float" office:value="-3.5" calcext:value-type="float">
            <text:p>-3.5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82:.C83])" office:value-type="float" office:value="-4.66666666666667" calcext:value-type="float">
            <text:p>-4.66666666666667</text:p>
          </table:table-cell>
        </table:table-row>
        <table:table-row table:style-name="ro1">
          <table:table-cell table:formula="of:=FLOOR(ORG.LIBREOFFICE.RAND.NV()*20-10)" office:value-type="float" office:value="-10" calcext:value-type="float">
            <text:p>-10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83:.C84])" office:value-type="float" office:value="-3.83333333333333" calcext:value-type="float">
            <text:p>-3.8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AVERAGE([.A84:.C85])" office:value-type="float" office:value="1.5" calcext:value-type="float">
            <text:p>1.5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85:.C86])" office:value-type="float" office:value="2.33333333333333" calcext:value-type="float">
            <text:p>2.33333333333333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86:.C87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87:.C88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88:.C89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AVERAGE([.A89:.C90])" office:value-type="float" office:value="-3.33333333333333" calcext:value-type="float">
            <text:p>-3.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90:.C91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91:.C92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92:.C93])" office:value-type="float" office:value="-1.66666666666667" calcext:value-type="float">
            <text:p>-1.66666666666667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93:.C94])" office:value-type="float" office:value="0.666666666666667" calcext:value-type="float">
            <text:p>0.666666666666667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94:.C95])" office:value-type="float" office:value="2.16666666666667" calcext:value-type="float">
            <text:p>2.1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95:.C96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AVERAGE([.A96:.C97])" office:value-type="float" office:value="-2.33333333333333" calcext:value-type="float">
            <text:p>-2.33333333333333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97:.C98])" office:value-type="float" office:value="-3.5" calcext:value-type="float">
            <text:p>-3.5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10" calcext:value-type="float">
            <text:p>-10</text:p>
          </table:table-cell>
          <table:table-cell table:formula="of:=AVERAGE([.A98:.C99])" office:value-type="float" office:value="-4.33333333333333" calcext:value-type="float">
            <text:p>-4.3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99:.C100])" office:value-type="float" office:value="-0.166666666666667" calcext:value-type="float">
            <text:p>-0.1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00:.C101])" office:value-type="float" office:value="4.16666666666667" calcext:value-type="float">
            <text:p>4.1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01:.C102])" office:value-type="float" office:value="2" calcext:value-type="float">
            <text:p>2</text:p>
          </table:table-cell>
        </table:table-row>
        <table:table-row table:style-name="ro1">
          <table:table-cell table:formula="of:=FLOOR(ORG.LIBREOFFICE.RAND.NV()*20-10)" office:value-type="float" office:value="-4" calcext:value-type="float">
            <text:p>-4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02:.C103])" office:value-type="float" office:value="-0.5" calcext:value-type="float">
            <text:p>-0.5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103:.C104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04:.C105])" office:value-type="float" office:value="0.166666666666667" calcext:value-type="float">
            <text:p>0.1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05:.C106])" office:value-type="float" office:value="1" calcext:value-type="float">
            <text:p>1</text:p>
          </table:table-cell>
        </table:table-row>
        <table:table-row table:style-name="ro1"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4" calcext:value-type="float">
            <text:p>-4</text:p>
          </table:table-cell>
          <table:table-cell table:formula="of:=AVERAGE([.A106:.C107])" office:value-type="float" office:value="1.66666666666667" calcext:value-type="float">
            <text:p>1.66666666666667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AVERAGE([.A107:.C108])" office:value-type="float" office:value="3.83333333333333" calcext:value-type="float">
            <text:p>3.83333333333333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8" calcext:value-type="float">
            <text:p>8</text:p>
          </table:table-cell>
          <table:table-cell table:formula="of:=AVERAGE([.A108:.C109])" office:value-type="float" office:value="2.16666666666667" calcext:value-type="float">
            <text:p>2.16666666666667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AVERAGE([.A109:.C110])" office:value-type="float" office:value="0.333333333333333" calcext:value-type="float">
            <text:p>0.333333333333333</text:p>
          </table:table-cell>
        </table:table-row>
        <table:table-row table:style-name="ro1"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AVERAGE([.A110:.C111])" office:value-type="float" office:value="-0.333333333333333" calcext:value-type="float">
            <text:p>-0.333333333333333</text:p>
          </table:table-cell>
        </table:table-row>
        <table:table-row table:style-name="ro1">
          <table:table-cell table:formula="of:=FLOOR(ORG.LIBREOFFICE.RAND.NV()*20-10)" office:value-type="float" office:value="-9" calcext:value-type="float">
            <text:p>-9</text:p>
          </table:table-cell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11:.C112])" office:value-type="float" office:value="1.33333333333333" calcext:value-type="float">
            <text:p>1.33333333333333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12:.C113])" office:value-type="float" office:value="5.5" calcext:value-type="float">
            <text:p>5.5</text:p>
          </table:table-cell>
        </table:table-row>
        <table:table-row table:style-name="ro1"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9" calcext:value-type="float">
            <text:p>9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13:.C114])" office:value-type="float" office:value="5.16666666666667" calcext:value-type="float">
            <text:p>5.16666666666667</text:p>
          </table:table-cell>
        </table:table-row>
        <table:table-row table:style-name="ro1">
          <table:table-cell table:formula="of:=FLOOR(ORG.LIBREOFFICE.RAND.NV()*20-10)" office:value-type="float" office:value="5" calcext:value-type="float">
            <text:p>5</text:p>
          </table:table-cell>
          <table:table-cell table:formula="of:=FLOOR(ORG.LIBREOFFICE.RAND.NV()*20-10)" office:value-type="float" office:value="-1" calcext:value-type="float">
            <text:p>-1</text:p>
          </table:table-cell>
          <table:table-cell table:formula="of:=FLOOR(ORG.LIBREOFFICE.RAND.NV()*20-10)" office:value-type="float" office:value="7" calcext:value-type="float">
            <text:p>7</text:p>
          </table:table-cell>
          <table:table-cell table:formula="of:=AVERAGE([.A114:.C115])" office:value-type="float" office:value="3.66666666666667" calcext:value-type="float">
            <text:p>3.66666666666667</text:p>
          </table:table-cell>
        </table:table-row>
        <table:table-row table:style-name="ro1"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15:.C116])" office:value-type="float" office:value="1.16666666666667" calcext:value-type="float">
            <text:p>1.16666666666667</text:p>
          </table:table-cell>
        </table:table-row>
        <table:table-row table:style-name="ro1">
          <table:table-cell table:formula="of:=FLOOR(ORG.LIBREOFFICE.RAND.NV()*20-10)" office:value-type="float" office:value="2" calcext:value-type="float">
            <text:p>2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116:.C117])" office:value-type="float" office:value="-3" calcext:value-type="float">
            <text:p>-3</text:p>
          </table:table-cell>
        </table:table-row>
        <table:table-row table:style-name="ro1"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2" calcext:value-type="float">
            <text:p>2</text:p>
          </table:table-cell>
          <table:table-cell table:formula="of:=AVERAGE([.A117:.C118])" office:value-type="float" office:value="-2.83333333333333" calcext:value-type="float">
            <text:p>-2.83333333333333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-7" calcext:value-type="float">
            <text:p>-7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118:.C119])" office:value-type="float" office:value="0" calcext:value-type="float">
            <text:p>0</text:p>
          </table:table-cell>
        </table:table-row>
        <table:table-row table:style-name="ro1">
          <table:table-cell table:formula="of:=FLOOR(ORG.LIBREOFFICE.RAND.NV()*20-10)" office:value-type="float" office:value="8" calcext:value-type="float">
            <text:p>8</text:p>
          </table:table-cell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AVERAGE([.A119:.C120])" office:value-type="float" office:value="-0.166666666666667" calcext:value-type="float">
            <text:p>-0.166666666666667</text:p>
          </table:table-cell>
        </table:table-row>
        <table:table-row table:style-name="ro1">
          <table:table-cell table:formula="of:=FLOOR(ORG.LIBREOFFICE.RAND.NV()*20-10)" office:value-type="float" office:value="1" calcext:value-type="float">
            <text:p>1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120:.C121])" office:value-type="float" office:value="-2.66666666666667" calcext:value-type="float">
            <text:p>-2.66666666666667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0" calcext:value-type="float">
            <text:p>0</text:p>
          </table:table-cell>
          <table:table-cell table:formula="of:=FLOOR(ORG.LIBREOFFICE.RAND.NV()*20-10)" office:value-type="float" office:value="-9" calcext:value-type="float">
            <text:p>-9</text:p>
          </table:table-cell>
          <table:table-cell table:formula="of:=AVERAGE([.A121:.C122])" office:value-type="float" office:value="-1" calcext:value-type="float">
            <text:p>-1</text:p>
          </table:table-cell>
        </table:table-row>
        <table:table-row table:style-name="ro1">
          <table:table-cell table:formula="of:=FLOOR(ORG.LIBREOFFICE.RAND.NV()*20-10)" office:value-type="float" office:value="-2" calcext:value-type="float">
            <text:p>-2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FLOOR(ORG.LIBREOFFICE.RAND.NV()*20-10)" office:value-type="float" office:value="4" calcext:value-type="float">
            <text:p>4</text:p>
          </table:table-cell>
          <table:table-cell table:formula="of:=AVERAGE([.A122:.C123])" office:value-type="float" office:value="-1.33333333333333" calcext:value-type="float">
            <text:p>-1.33333333333333</text:p>
          </table:table-cell>
        </table:table-row>
        <table:table-row table:style-name="ro1"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6" calcext:value-type="float">
            <text:p>-6</text:p>
          </table:table-cell>
          <table:table-cell table:formula="of:=FLOOR(ORG.LIBREOFFICE.RAND.NV()*20-10)" office:value-type="float" office:value="-2" calcext:value-type="float">
            <text:p>-2</text:p>
          </table:table-cell>
          <table:table-cell table:formula="of:=AVERAGE([.A123:.C124])" office:value-type="float" office:value="-2.16666666666667" calcext:value-type="float">
            <text:p>-2.16666666666667</text:p>
          </table:table-cell>
        </table:table-row>
        <table:table-row table:style-name="ro1">
          <table:table-cell table:formula="of:=FLOOR(ORG.LIBREOFFICE.RAND.NV()*20-10)" office:value-type="float" office:value="6" calcext:value-type="float">
            <text:p>6</text:p>
          </table:table-cell>
          <table:table-cell table:formula="of:=FLOOR(ORG.LIBREOFFICE.RAND.NV()*20-10)" office:value-type="float" office:value="-8" calcext:value-type="float">
            <text:p>-8</text:p>
          </table:table-cell>
          <table:table-cell table:formula="of:=FLOOR(ORG.LIBREOFFICE.RAND.NV()*20-10)" office:value-type="float" office:value="3" calcext:value-type="float">
            <text:p>3</text:p>
          </table:table-cell>
          <table:table-cell table:formula="of:=AVERAGE([.A124:.C125])" office:value-type="float" office:value="-0.166666666666667" calcext:value-type="float">
            <text:p>-0.166666666666667</text:p>
          </table:table-cell>
        </table:table-row>
        <table:table-row table:style-name="ro1">
          <table:table-cell table:formula="of:=FLOOR(ORG.LIBREOFFICE.RAND.NV()*20-10)" office:value-type="float" office:value="-3" calcext:value-type="float">
            <text:p>-3</text:p>
          </table:table-cell>
          <table:table-cell table:formula="of:=FLOOR(ORG.LIBREOFFICE.RAND.NV()*20-10)" office:value-type="float" office:value="-5" calcext:value-type="float">
            <text:p>-5</text:p>
          </table:table-cell>
          <table:table-cell table:formula="of:=FLOOR(ORG.LIBREOFFICE.RAND.NV()*20-10)" office:value-type="float" office:value="6" calcext:value-type="float">
            <text:p>6</text:p>
          </table:table-cell>
          <table:table-cell table:formula="of:=AVERAGE([.A125:.C126])" office:value-type="float" office:value="-0.666666666666667" calcext:value-type="float">
            <text:p>-0.66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12:24.261244621</meta:creation-date>
    <dc:date>2023-05-29T13:58:53.238696125</dc:date>
    <meta:editing-duration>PT33M19S</meta:editing-duration>
    <meta:editing-cycles>5</meta:editing-cycles>
    <meta:generator>LibreOffice/7.3.7.2$Linux_X86_64 LibreOffice_project/30$Build-2</meta:generator>
    <meta:document-statistic meta:table-count="1" meta:cell-count="500" meta:object-count="0"/>
  </office:meta>
</office:document-meta>
</file>